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language="ru" fo:country="RU" fo:font-weight="bold" officeooo:rsid="0000c2da" officeooo:paragraph-rsid="0000c2da" style:font-weight-asian="bold" style:font-weight-complex="bold"/>
    </style:style>
    <style:style style:name="P2" style:family="paragraph" style:parent-style-name="Standard">
      <style:text-properties style:font-name="Tahoma" fo:font-size="10pt" fo:language="ru" fo:country="RU" officeooo:rsid="0000c2da" officeooo:paragraph-rsid="0000c2da" style:font-size-asian="10pt" style:font-size-complex="10pt"/>
    </style:style>
    <style:style style:name="P3" style:family="paragraph" style:parent-style-name="Standard">
      <style:text-properties style:font-name="Tahoma" fo:font-size="10pt" fo:language="ru" fo:country="RU" officeooo:rsid="00023816" officeooo:paragraph-rsid="00023816" style:font-size-asian="10pt" style:font-size-complex="10pt"/>
    </style:style>
    <style:style style:name="P4" style:family="paragraph" style:parent-style-name="Standard">
      <style:text-properties style:font-name="Tahoma" fo:font-size="10pt" fo:language="en" fo:country="US" officeooo:rsid="00023816" officeooo:paragraph-rsid="00023816" style:font-size-asian="10pt" style:font-size-complex="10pt"/>
    </style:style>
    <style:style style:name="P5" style:family="paragraph" style:parent-style-name="Standard"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P8" style:family="paragraph" style:parent-style-name="Standard">
      <style:paragraph-properties fo:break-before="page"/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9" style:family="paragraph" style:parent-style-name="Standard">
      <style:paragraph-properties fo:break-before="page"/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ahoma" fo:font-size="10pt" fo:language="ru" fo:country="RU" officeooo:rsid="00023816" officeooo:paragraph-rsid="00023816" style:font-size-asian="10pt" style:font-size-complex="10pt"/>
    </style:style>
    <style:style style:name="P11" style:family="paragraph" style:parent-style-name="Standard">
      <style:text-properties style:font-name="Tahoma" fo:font-size="10pt" fo:language="ru" fo:country="RU" officeooo:rsid="00023816" officeooo:paragraph-rsid="0005e97a" style:font-size-asian="10pt" style:font-size-complex="10pt"/>
    </style:style>
    <style:style style:name="P12" style:family="paragraph" style:parent-style-name="Standard">
      <style:text-properties style:font-name="Tahoma" fo:font-size="10pt" fo:language="ru" fo:country="RU" officeooo:rsid="0000c2da" officeooo:paragraph-rsid="0000c2da" style:font-size-asian="10pt" style:font-size-complex="10pt"/>
    </style:style>
    <style:style style:name="P13" style:family="paragraph" style:parent-style-name="Standard">
      <style:text-properties style:font-name="Tahoma" fo:font-size="10pt" fo:language="ru" fo:country="RU" officeooo:rsid="0006d704" officeooo:paragraph-rsid="0006d704" style:font-size-asian="10pt" style:font-size-complex="10pt"/>
    </style:style>
    <style:style style:name="P14" style:family="paragraph" style:parent-style-name="Standard">
      <style:paragraph-properties fo:break-before="page"/>
      <style:text-properties style:font-name="Tahoma" fo:font-size="12pt" fo:language="en" fo:country="US" fo:font-weight="bold" officeooo:rsid="0006d704" officeooo:paragraph-rsid="0006d704" style:font-size-asian="12pt" style:font-weight-asian="bold" style:font-size-complex="12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d704"/>
    </style:style>
    <style:style style:name="T4" style:family="text">
      <style:text-properties officeooo:rsid="0005e97a"/>
    </style:style>
    <style:style style:name="T5" style:family="text">
      <style:text-properties officeooo:rsid="0006d7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тумчук А. Ю.</text:p>
      <text:p text:style-name="P2">Эти записи представляют собой резюме основных моих познаний в данной области.</text:p>
      <text:p text:style-name="P2">Библиография не приводится, так как я считаю свои записи самодостаточными.</text:p>
      <text:p text:style-name="P2">201<text:span text:style-name="T3">6</text:span>.</text:p>
      <text:p text:style-name="P2">Последние изменения — 201<text:span text:style-name="T3">9</text:span>.</text:p>
      <text:p text:style-name="P8">Оглавление</text:p>
      <text:p text:style-name="P5"/>
      <text:p text:style-name="P2">Часть 1</text:p>
      <text:p text:style-name="P3"><text:tab/><text:span text:style-name="T4">Предисловие<text:tab/></text:span><text:tab/><text:tab/><text:tab/><text:tab/><text:tab/>1</text:p>
      <text:p text:style-name="P3"><text:tab/><text:span text:style-name="T4">Формальные определения<text:tab/><text:tab/><text:tab/><text:tab/>1</text:span></text:p>
      <text:p text:style-name="P3"><text:tab/></text:p>
      <text:p text:style-name="P2"/>
      <text:p text:style-name="P2">Часть 2</text:p>
      <text:p text:style-name="P2"><text:tab/><text:span text:style-name="T4">Некоторые общие сведения<text:tab/><text:tab/><text:tab/><text:tab/>4</text:span></text:p>
      <text:p text:style-name="P11"><text:tab/>Об именах<text:tab/><text:tab/><text:tab/><text:tab/><text:tab/><text:tab/><text:span text:style-name="T4">4</text:span></text:p>
      <text:p text:style-name="P3"><text:tab/>О пер<text:span text:style-name="T4">еменных<text:tab/><text:tab/><text:tab/><text:tab/><text:tab/><text:tab/>4</text:span></text:p>
      <text:p text:style-name="P2"/>
      <text:p text:style-name="P2">Часть 3</text:p>
      <text:p text:style-name="P3"><text:tab/>О<text:span text:style-name="T4">ператоры</text:span><text:tab/><text:tab/><text:tab/><text:tab/><text:tab/><text:tab/>1<text:span text:style-name="T4">0</text:span></text:p>
      <text:p text:style-name="P3"><text:tab/><text:span text:style-name="T4">Составление выражений</text:span><text:tab/><text:tab/><text:tab/><text:tab/><text:span text:style-name="T4">10</text:span></text:p>
      <text:p text:style-name="P3"><text:tab/><text:span text:style-name="T4">Интерпретирование запроса<text:tab/><text:tab/><text:tab/><text:tab/>10</text:span></text:p>
      <text:p text:style-name="P3"><text:tab/><text:span text:style-name="T4">Классификация операторов<text:tab/><text:tab/><text:tab/><text:tab/>11</text:span></text:p>
      <text:p text:style-name="P2"/>
      <text:p text:style-name="P2">Часть 4</text:p>
      <text:p text:style-name="P3"><text:tab/><text:span text:style-name="T4">О классификации<text:tab/><text:tab/><text:tab/><text:tab/><text:tab/>13</text:span></text:p>
      <text:p text:style-name="P3"><text:tab/><text:span text:style-name="T3">DDL<text:tab/><text:tab/><text:tab/><text:tab/><text:tab/><text:tab/><text:tab/></text:span><text:span text:style-name="T5">13</text:span></text:p>
      <text:p text:style-name="P3"><text:tab/><text:span text:style-name="T3">DML<text:tab/><text:tab/><text:tab/><text:tab/><text:tab/><text:tab/><text:tab/>16</text:span></text:p>
      <text:p text:style-name="P3"><text:tab/><text:span text:style-name="T3">DCL<text:tab/><text:tab/><text:tab/><text:tab/><text:tab/><text:tab/><text:tab/>29</text:span></text:p>
      <text:p text:style-name="P3"><text:tab/><text:span text:style-name="T3">TCL<text:tab/><text:tab/><text:tab/><text:tab/><text:tab/><text:tab/><text:tab/>30</text:span></text:p>
      <text:p text:style-name="P3"><text:span text:style-name="T3"/></text:p>
      <text:p text:style-name="P13">Часть 5</text:p>
      <text:p text:style-name="P13"><text:tab/>Встроенные функции<text:tab/><text:tab/><text:tab/><text:tab/><text:tab/>34</text:p>
      <text:p text:style-name="P13"/>
      <text:p text:style-name="P13">Часть 6</text:p>
      <text:p text:style-name="P13"><text:tab/>Условная логика<text:tab/><text:tab/><text:tab/><text:tab/><text:tab/>49</text:p>
      <text:p text:style-name="P13"/>
      <text:p text:style-name="P13">Часть 7</text:p>
      <text:p text:style-name="P13"><text:tab/>Ограничения<text:tab/><text:tab/><text:tab/><text:tab/><text:tab/><text:tab/>50</text:p>
      <text:p text:style-name="P13"/>
      <text:p text:style-name="P13">Часть 8</text:p>
      <text:p text:style-name="P13"><text:tab/>Об оформлении кода<text:tab/><text:tab/><text:tab/><text:tab/><text:tab/>56</text:p>
      <text:p text:style-name="P13"/>
      <text:p text:style-name="P13">Часть 9</text:p>
      <text:p text:style-name="P13"><text:tab/>Специфика <text:span text:style-name="T2">MySQL<text:tab/><text:tab/><text:tab/><text:tab/><text:tab/>58</text:span></text:p>
      <text:p text:style-name="P9">Библиография</text:p>
      <text:p text:style-name="P6"/>
      <text:p text:style-name="P3">Не приводится.</text:p>
      <text:p text:style-name="P3"/>
      <text:p text:style-name="P14">SQL</text:p>
      <text:p text:style-name="P7"/>
      <text:p text:style-name="P4"><text:span text:style-name="T1">Том </text:span>I. <text:span text:style-name="T1">Последние изменения — 201</text:span><text:span text:style-name="T5">9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19-12-15T04:36:49.712000000</dc:date>
    <meta:editing-duration>PT18M27S</meta:editing-duration>
    <meta:editing-cycles>3</meta:editing-cycles>
    <meta:document-statistic meta:table-count="0" meta:image-count="0" meta:object-count="0" meta:page-count="4" meta:paragraph-count="39" meta:word-count="108" meta:character-count="750" meta:non-whitespace-character-count="574"/>
  </office:meta>
</office:document-meta>
</file>